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kills</text:p>
          </table:table-cell>
        </table:table-row>
        <table:table-row table:style-name="ro1">
          <table:table-cell office:value-type="string" calcext:value-type="string">
            <text:p>Linux,Agile,C++,Shell Scripting,SQL,Scrum,GitLab,JIRA,Salesforce,Conﬂuence,SalesForce,JAVA</text:p>
          </table:table-cell>
        </table:table-row>
        <table:table-row table:style-name="ro1">
          <table:table-cell office:value-type="string" calcext:value-type="string">
            <text:p>HTML/CSS,MYSQL,Outsystems,Javascript</text:p>
          </table:table-cell>
        </table:table-row>
        <table:table-row table:style-name="ro1">
          <table:table-cell office:value-type="string" calcext:value-type="string">
            <text:p>Python,R,Power BI,Data Analysis,Tableau,DialogFlow,Machine Learning,Deep Learning,Quantitative Analysis,Natural Language Processing,Data Visualization,Regression Analysis,Modeling,Exploratory Data Analysis,Conversational AI,Statistical Computing Methods,Business Intelligence,Microsoft Azure,PySpark,SQL,Hive,Impala,IBM Watson Studio</text:p>
          </table:table-cell>
        </table:table-row>
        <table:table-row table:style-name="ro1">
          <table:table-cell office:value-type="string" calcext:value-type="string">
            <text:p>Javascript,NodeJs,ReactJS,Angular,AngularJs,React Native</text:p>
          </table:table-cell>
        </table:table-row>
        <table:table-row table:style-name="ro1">
          <table:table-cell office:value-type="string" calcext:value-type="string">
            <text:p>NodeJS,React-Native,ReactJS</text:p>
          </table:table-cell>
        </table:table-row>
        <table:table-row table:style-name="ro1">
          <table:table-cell office:value-type="string" calcext:value-type="string">
            <text:p>Lead Generation,Detailed Prospecting,Sales Pitch Development,Customer Relationship Management,Team management,Time management,Quick Learner,Adaptive to new technologies,Good Written and Verbal Communication skills</text:p>
          </table:table-cell>
        </table:table-row>
        <table:table-row table:style-name="ro1">
          <table:table-cell office:value-type="string" calcext:value-type="string">
            <text:p>Python,Odoo Framework,JavaScript,HTML,MVC,CSS,Bootstarp,PostgreSQL,XML,GIT</text:p>
          </table:table-cell>
        </table:table-row>
        <table:table-row table:style-name="ro1">
          <table:table-cell office:value-type="string" calcext:value-type="string">
            <text:p>React.js,vue.js,HTML/CSS,Bootstrap,Material UI,SCSS,Jquery,axios,ajax,flux,react hooks</text:p>
          </table:table-cell>
        </table:table-row>
        <table:table-row table:style-name="ro1">
          <table:table-cell office:value-type="string" calcext:value-type="string">
            <text:p>React JS,Redux,HTML 5,CSS 3,Javascript</text:p>
          </table:table-cell>
        </table:table-row>
        <table:table-row table:style-name="ro1">
          <table:table-cell office:value-type="string" calcext:value-type="string">
            <text:p>Blockchain,Ethereum,Java,Git,Rust,Golang,Substrate,Python,Stellar,Solidity,NodeJS,Postgres,React.js,Solana,Typescript,Redis,Next.js,Snowﬂakes,NestJs</text:p>
          </table:table-cell>
        </table:table-row>
        <table:table-row table:style-name="ro1">
          <table:table-cell office:value-type="string" calcext:value-type="string">
            <text:p>Next Js with Type script,Redux Toolkit,Tailwind CSS,Electron Js,Style Components</text:p>
          </table:table-cell>
        </table:table-row>
        <table:table-row table:style-name="ro1">
          <table:table-cell office:value-type="string" calcext:value-type="string">
            <text:p>JavaScript,HTML/CSS,Python,React js,Node js,MERN stack,Visual Studio</text:p>
          </table:table-cell>
        </table:table-row>
        <table:table-row table:style-name="ro1">
          <table:table-cell office:value-type="string" calcext:value-type="string">
            <text:p>C,C++,Python,Metasploit,Nmap,Html5</text:p>
          </table:table-cell>
        </table:table-row>
        <table:table-row table:style-name="ro1">
          <table:table-cell office:value-type="string" calcext:value-type="string">
            <text:p>HTML5,CSS3,JavaScript,React.JS,Red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1:53:39.120533442</meta:creation-date>
    <dc:date>2022-08-20T12:22:09.809148986</dc:date>
    <meta:editing-duration>PT18M20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